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Roman Slanted" svg:font-family="'Latin Modern Roman 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7.408cm"/>
    </style:style>
    <style:style style:name="Tabelle1.B" style:family="table-column">
      <style:table-column-properties style:column-width="7.488cm"/>
    </style:style>
    <style:style style:name="Tabelle1.C" style:family="table-column">
      <style:table-column-properties style:column-width="2.11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atin Modern Roman Slanted" officeooo:rsid="00033a0d" officeooo:paragraph-rsid="00033a0d"/>
    </style:style>
    <style:style style:name="P2" style:family="paragraph" style:parent-style-name="Standard">
      <style:text-properties style:font-name="Latin Modern Roman Slanted" fo:font-size="14pt" officeooo:rsid="00033a0d" officeooo:paragraph-rsid="00033a0d" style:font-size-asian="14pt" style:font-size-complex="14pt"/>
    </style:style>
    <style:style style:name="P3" style:family="paragraph" style:parent-style-name="Table_20_Contents">
      <style:text-properties style:font-name="Latin Modern Roman Slanted"/>
    </style:style>
    <style:style style:name="P4" style:family="paragraph" style:parent-style-name="Table_20_Contents">
      <style:text-properties style:font-name="Latin Modern Roman Slanted" officeooo:rsid="00033a0d" officeooo:paragraph-rsid="00033a0d"/>
    </style:style>
    <style:style style:name="P5" style:family="paragraph" style:parent-style-name="Table_20_Contents">
      <style:text-properties style:font-name="Latin Modern Roman Slanted" officeooo:rsid="00034bfe" officeooo:paragraph-rsid="00034bfe"/>
    </style:style>
    <style:style style:name="P6" style:family="paragraph" style:parent-style-name="Table_20_Contents">
      <style:text-properties style:font-name="Latin Modern Roman Slanted" officeooo:rsid="00049aca" officeooo:paragraph-rsid="00049aca"/>
    </style:style>
    <style:style style:name="P7" style:family="paragraph" style:parent-style-name="Table_20_Contents">
      <style:text-properties style:font-name="Latin Modern Roman Slanted" officeooo:rsid="0005f943" officeooo:paragraph-rsid="0005f943"/>
    </style:style>
    <style:style style:name="P8" style:family="paragraph" style:parent-style-name="Table_20_Contents">
      <style:text-properties style:font-name="Latin Modern Roman Slanted" officeooo:rsid="00069e1f" officeooo:paragraph-rsid="00069e1f"/>
    </style:style>
    <style:style style:name="P9" style:family="paragraph" style:parent-style-name="Table_20_Contents">
      <style:text-properties style:font-name="Latin Modern Roman Slanted" officeooo:rsid="0006a68d" officeooo:paragraph-rsid="0006a68d"/>
    </style:style>
    <style:style style:name="P10" style:family="paragraph" style:parent-style-name="Footer">
      <style:text-properties officeooo:rsid="00069e1f" officeooo:paragraph-rsid="00069e1f"/>
    </style:style>
    <style:style style:name="T1" style:family="text">
      <style:text-properties officeooo:rsid="00049aca"/>
    </style:style>
    <style:style style:name="T2" style:family="text">
      <style:text-properties officeooo:rsid="00069e1f"/>
    </style:style>
    <style:style style:name="T3" style:family="text">
      <style:text-properties officeooo:rsid="0006a6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protokoll: <text:span text:style-name="T1">Buggy</text:span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Test<text:span text:style-name="T2">verfahren</text:span></text:p>
          </table:table-cell>
          <table:table-cell table:style-name="Tabelle1.A1" office:value-type="string">
            <text:p text:style-name="P4">Erwü<text:span text:style-name="T1">n</text:span>schtes Ergebnis</text:p>
          </table:table-cell>
          <table:table-cell table:style-name="Tabelle1.C1" office:value-type="string">
            <text:p text:style-name="P4">Ergebnis</text:p>
          </table:table-cell>
        </table:table-row>
        <table:table-row>
          <table:table-cell table:style-name="Tabelle1.A2" office:value-type="string">
            <text:p text:style-name="P4">Buggy fährt gegen <text:s/>Wand</text:p>
          </table:table-cell>
          <table:table-cell table:style-name="Tabelle1.A2" office:value-type="string">
            <text:p text:style-name="P4">Alle Teile bleiben wo sie vorher waren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Buggy fährt gegen (starken) Wind</text:p>
          </table:table-cell>
          <table:table-cell table:style-name="Tabelle1.A2" office:value-type="string">
            <text:p text:style-name="P4">Er fährt weiter ohne um zu kippen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Buggy fährt gegen Brücke (obere Hälfte wird hart getroffen)</text:p>
          </table:table-cell>
          <table:table-cell table:style-name="Tabelle1.A2" office:value-type="string">
            <text:p text:style-name="P4">Die obere Hälfte bleibt am Buggy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Buggy fährt über steiniges Gelände</text:p>
          </table:table-cell>
          <table:table-cell table:style-name="Tabelle1.A2" office:value-type="string">
            <text:p text:style-name="P4">Alle Teile bleiben wo sie sind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Buggy fährt über große Hügel</text:p>
          </table:table-cell>
          <table:table-cell table:style-name="Tabelle1.A2" office:value-type="string">
            <text:p text:style-name="P4">Er sollte nicht abheben, bei hartem aufkommen keine Teile verlieren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5">Buggy fährt durch Blätter/ Dreck</text:p>
          </table:table-cell>
          <table:table-cell table:style-name="Tabelle1.A2" office:value-type="string">
            <text:p text:style-name="P5">Fährt <text:span text:style-name="T1">trotzdem</text:span>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5">Buggy hält Sprühregen aus</text:p>
          </table:table-cell>
          <table:table-cell table:style-name="Tabelle1.A2" office:value-type="string">
            <text:p text:style-name="P5">Sollte nicht kaputt gehen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6">Buggy fährt auf glattem Boden</text:p>
          </table:table-cell>
          <table:table-cell table:style-name="Tabelle1.A2" office:value-type="string">
            <text:p text:style-name="P6">Er macht keine überschlage oder kippt um/ rutscht nicht weg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7">Gegenstand fällt auf Buggy</text:p>
          </table:table-cell>
          <table:table-cell table:style-name="Tabelle1.A2" office:value-type="string">
            <text:p text:style-name="P7">Alle teile bleiben wo sie sind, nichts wird zerstört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7">Buggy fällt von kleiner ebene (paar Treppenstufen, Stuhl, ...)</text:p>
          </table:table-cell>
          <table:table-cell table:style-name="Tabelle1.A2" office:value-type="string">
            <text:p text:style-name="P7">Technik wird nicht zerstört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7">Kleine Kinder finden Buggy</text:p>
          </table:table-cell>
          <table:table-cell table:style-name="Tabelle1.A2" office:value-type="string">
            <text:p text:style-name="P7">Buggy fährt weg (ab 70 dB)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Buggy macht Vollbremsung</text:p>
          </table:table-cell>
          <table:table-cell table:style-name="Tabelle1.A2" office:value-type="string">
            <text:p text:style-name="P8">Alles bleibt wo es ist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Buggy hält große Hitze aus (40°C)</text:p>
          </table:table-cell>
          <table:table-cell table:style-name="Tabelle1.A2" office:value-type="string">
            <text:p text:style-name="P8">Er funktioniert weiter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Buggy hält große Kälte aus (-20°C)</text:p>
          </table:table-cell>
          <table:table-cell table:style-name="Tabelle1.A2" office:value-type="string">
            <text:p text:style-name="P8">Er funktioniert weiter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Räder vom Buggy sind Blockiert <text:span text:style-name="T3">(kleiner Ast)</text:span></text:p>
          </table:table-cell>
          <table:table-cell table:style-name="Tabelle1.A2" office:value-type="string">
            <text:p text:style-name="P8"><text:span text:style-name="T3">Er versucht sich zu befreien =&gt; </text:span>schaltet sich ab <text:span text:style-name="T3">=&gt;</text:span> gibt Signal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9">Buggy wird umgeworfen</text:p>
          </table:table-cell>
          <table:table-cell table:style-name="Tabelle1.A2" office:value-type="string">
            <text:p text:style-name="P9">Er erkennt das und fährt nicht weiter</text:p>
          </table:table-cell>
          <table:table-cell table:style-name="Tabelle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in Modern Roman Slanted" svg:font-family="'Latin Modern Roman Slant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9e1f" officeooo:paragraph-rsid="00069e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otokoll von Andrea Thurau und Chantal Bart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8:28:58.906158412</meta:creation-date>
    <dc:date>2017-03-30T09:21:45.779420387</dc:date>
    <meta:editing-duration>PT21M54S</meta:editing-duration>
    <meta:editing-cycles>4</meta:editing-cycles>
    <meta:generator>LibreOffice/5.1.4.2$Linux_x86 LibreOffice_project/10m0$Build-2</meta:generator>
    <meta:document-statistic meta:table-count="1" meta:image-count="0" meta:object-count="0" meta:page-count="1" meta:paragraph-count="37" meta:word-count="198" meta:character-count="1208" meta:non-whitespace-character-count="1046"/>
  </office:meta>
</office:document-meta>
</file>